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ettings.xml"/>
  <manifest:file-entry manifest:media-type="application/xml" manifest:full-path="meta.xml"/>
  <manifest:file-entry manifest:media-type="application/xml" manifest:full-path="styles.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Located in Berkeley,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text:span text:style-name="T1">10</text:span><text:span text:style-name="T2"> </text:span><text:span text:style-name="T3">years</text:span><text:span text:style-name="T4"> </text:span><text:span text:style-name="T5">of</text:span><text:span text:style-name="T6"> </text:span><text:span text:style-name="T7">industry</text:span><text:span text:style-name="T8"> </text:span><text:span text:style-name="T9">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text:a xlink:type="simple" xlink:href="http://en.wikipedia.org/wiki/Emergence" office:name=""><text:span text:style-name="Definition">emergent systems</text:span></text:a>. The tools we build now set initial conditions for the self-organization of new technological, social, and economic patterns. By definition these patterns are unpredictable, but we <text:span text:style-name="T10">can</text:span> observe that certain initial conditions tend to facilitate classes of emergent phenomena. For instance, the free exchange of knowledge and resources tends to foster stronger and more stable economies. By leveraging these principles we can invoke a future that is true to our ideals. This drives my interest in the development of standards, protocols, and shared infrastructure.</text:p>
      <text:h text:style-name="Heading_20_2" text:outline-level="2">Languages and Technologies</text:h>
      <text:p text:style-name="First_20_paragraph">Programming experience with <text:span text:style-name="T11">Ruby</text:span>, Rails, <text:span text:style-name="T12">JavaScript</text:span>, <text:span text:style-name="T13">CoffeeScript</text:span>, Node.js, jQuery, D3, PHP, ActionScript, Flex, and SuperCollider. Limited experience with C/C++, Java, Perl and Python.</text:p>
      <text:p text:style-name="Text_20_body">My ideal development environment is <text:span text:style-name="T14">Vim</text:span><text:span text:style-name="T15"> </text:span><text:span text:style-name="T16">on</text:span><text:span text:style-name="T17"> </text:span><text:span text:style-name="T18">Linux</text:span>.</text:p>
      <text:h text:style-name="Heading_20_2" text:outline-level="2">Industry Experience</text:h>
      <text:p text:style-name="First_20_paragraph">Independent Contractor 2004 - 2014</text:p>
      <text:list text:style-name="L1">
        <text:list-item>
          <text:p text:style-name="P1"><text:a xlink:type="simple" xlink:href="http://superluminal.is/" office:name=""><text:span text:style-name="Definition">Superluminal Systems</text:span></text:a> (August 2013 - January 2014).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1"><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1"><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1">Various smaller websites and components.</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June 2006 - December 2007</text:p>
      <text:list text:style-name="L3">
        <text:list-item>
          <text:p text:style-name="P3">Programmed features and updates to the OnForce platform.</text:p>
        </text:list-item>
        <text:list-item>
          <text:p text:style-name="P3">Introduced automated testing with PHPUnit. Implemented tests for OnForce's public-facing API. Unit testing infrastructure included PHPUnit with a custom test database refreshing mechanism, Selenium, and CruiseControl.</text:p>
        </text:list-item>
        <text:list-item>
          <text:p text:style-name="P3">Integrated OnFoce platform with Salesforce APIs to provide up-to-date customer information for sales and support teams.</text:p>
        </text:list-item>
        <text:list-item>
          <text:p text:style-name="P3">Project managed the implementation of Salesforce throughout the company, and oversaw the administration of the application.</text:p>
        </text:list-item>
      </text:list>
      <text:p text:style-name="First_20_paragraph">Development Lead, <text:a xlink:type="simple" xlink:href="http://jbanetwork.com" office:name=""><text:span text:style-name="Definition">JBA Network</text:span></text:a> - Asheville, NC June 2003 - December 2006</text:p>
      <text:list text:style-name="L4">
        <text:list-item>
          <text:p text:style-name="P4">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4">Developed a modular, evented, MVC programming framework for PHP.</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Intern, US Navy FNMOD - Asheville, NC May 2001 - August 2001</text:p>
      <text:list text:style-name="L5">
        <text:list-item>
          <text:p text:style-name="P5">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Geek in Residence, Internet Safety Association - Asheville, NC December 1998 - December 1999</text:p>
      <text:list text:style-name="L6">
        <text:list-item>
          <text:p text:style-name="P6">HTML and JavaScript programming, graphic design, web design and management, network management, computer maintenance.</text:p>
        </text:list-item>
      </text:list>
      <text:p text:style-name="First_20_paragraph">Various - Asheville, NC 1996 - 1998</text:p>
      <text:list text:style-name="L7">
        <text:list-item>
          <text:p text:style-name="P7">Assorted computer related jobs and volunteer work, including CAT-5 and fiber-optic network installation, web development, desktop publishing, technical writing, computer repair, and technical support.</text:p>
        </text:list-item>
      </text:list>
      <text:h text:style-name="Heading_20_2" text:outline-level="2">Volunteer</text:h>
      <text:p text:style-name="First_20_paragraph">Clairvision School of Meditation (Nonprofit) - 1999 - 2014</text:p>
      <text:list text:style-name="L8">
        <text:list-item>
          <text:p text:style-name="P8">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 (2013-2014)</text:p>
        </text:list-item>
        <text:list-item>
          <text:p text:style-name="P8">Developing electronic music systems using open source tools. Trained a team of musicians in basic programming. Wrote arpeggiator and sampler patches for SuperCollider. Prototyped Reactable clone in PureData. (2011)</text:p>
        </text:list-item>
        <text:list-item>
          <text:p text:style-name="P8">Developed Java search engine for knowledge base, website development including JavaScript shipping estimator. (2000)</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9">
        <text:list-item>
          <text:p text:style-name="P9">Co-founded the Enlightened Structure metaproject to create an open, decentralized, collaborative application and data ecosystem.</text:p>
        </text:list-item>
        <text:list-item>
          <text:p text:style-name="P9">Envisioning and prototyping of tools and applications such as reputation exchange, forking-based collaboration, and visualization and navigation of the global semantic graph.</text:p>
        </text:list-item>
        <text:list-item>
          <text:p text:style-name="P9">Research and synthesis of information on candidate technologies.</text:p>
        </text:list-item>
        <text:list-item>
          <text:p text:style-name="P9">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10">
        <text:list-item>
          <text:p text:style-name="P10">A Chrome extension that uses customizable pattern matching to extract phone numbers from web pages and convert them to <text:span text:style-name="Teletype">skype:</text:span> or <text:span text:style-name="Teletype">callto:</text:span> links.</text:p>
        </text:list-item>
        <text:list-item>
          <text:p text:style-name="P10">47,000 users, 4 stars, 900 g+ plus ones.</text:p>
        </text:list-item>
      </text:list>
      <text:h text:style-name="Heading_20_2" text:outline-level="2">Communities and Conferences</text:h>
      <text:list text:style-name="L11">
        <text:list-item>
          <text:p text:style-name="P11"><text:a xlink:type="simple" xlink:href="http://collaborativeinter.net/" office:name=""><text:span text:style-name="Definition">Building the Collaborative Internet</text:span></text:a></text:p>
        </text:list-item>
        <text:list-item>
          <text:p text:style-name="P11"><text:a xlink:type="simple" xlink:href="http://indiewebcamp.com/" office:name=""><text:span text:style-name="Definition">Indie Web Camp</text:span></text:a></text:p>
        </text:list-item>
        <text:list-item>
          <text:p text:style-name="P11"><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19">BA</text:span> in <text:span text:style-name="T20">mathematics</text:span>, minor in <text:span text:style-name="T21">computer</text:span><text:span text:style-name="T22"> </text:span><text:span text:style-name="T23">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